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c735" officeooo:paragraph-rsid="000bc73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c735" officeooo:paragraph-rsid="000bc73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46019"/>
    </style:style>
    <style:style style:name="P4" style:family="paragraph" style:parent-style-name="Standard">
      <style:paragraph-properties fo:text-align="start" style:justify-single-word="false"/>
      <style:text-properties officeooo:paragraph-rsid="00150faa"/>
    </style:style>
    <style:style style:name="P5" style:family="paragraph" style:parent-style-name="Standard">
      <style:paragraph-properties fo:text-align="center" style:justify-single-word="false"/>
      <style:text-properties style:font-name="FreeSans" fo:font-weight="bold" officeooo:rsid="000bc735" officeooo:paragraph-rsid="000bc73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4pt" fo:font-weight="bold" officeooo:rsid="000bc735" officeooo:paragraph-rsid="000bc73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f5e6b" officeooo:paragraph-rsid="00146019"/>
    </style:style>
    <style:style style:name="P8" style:family="paragraph" style:parent-style-name="Standard">
      <style:paragraph-properties fo:text-align="start" style:justify-single-word="false"/>
      <style:text-properties officeooo:rsid="00146019" officeooo:paragraph-rsid="00146019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46019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0bc735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0d6cfc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0d8f7d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01ebc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2f967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0f5e6b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50faa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officeooo:paragraph-rsid="00146019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officeooo:rsid="00146019" officeooo:paragraph-rsid="00146019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FreeSans" fo:font-size="12pt" fo:font-weight="normal" officeooo:rsid="000bc735" officeooo:paragraph-rsid="000bc73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FreeSans" officeooo:rsid="00101ebc" officeooo:paragraph-rsid="00101ebc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FreeSans" officeooo:rsid="00101ebc" officeooo:paragraph-rsid="0012f967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FreeSans" officeooo:rsid="00150faa" officeooo:paragraph-rsid="00150faa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FreeSans" officeooo:rsid="00146019" officeooo:paragraph-rsid="00146019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normal" officeooo:rsid="000bc735" officeooo:paragraph-rsid="000bc73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bc735" officeooo:paragraph-rsid="000bc735"/>
    </style:style>
    <style:style style:name="P2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bc735" officeooo:paragraph-rsid="000d8f7d"/>
    </style:style>
    <style:style style:name="P27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ode" officeooo:rsid="000bc735" officeooo:paragraph-rsid="000bc735"/>
    </style:style>
    <style:style style:name="P2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f5e6b" officeooo:paragraph-rsid="000f5e6b"/>
    </style:style>
    <style:style style:name="P2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f5e6b" officeooo:paragraph-rsid="00101ebc"/>
    </style:style>
    <style:style style:name="P3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f5e6b" officeooo:paragraph-rsid="0012f967"/>
    </style:style>
    <style:style style:name="P3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46019" officeooo:paragraph-rsid="00146019"/>
    </style:style>
    <style:style style:name="T1" style:family="text">
      <style:text-properties fo:font-variant="normal" fo:text-transform="none" fo:color="#000000" style:font-name="FreeSan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FreeSans" fo:font-size="12pt" fo:letter-spacing="normal" fo:font-style="normal" fo:font-weight="normal" officeooo:rsid="000bc735"/>
    </style:style>
    <style:style style:name="T3" style:family="text">
      <style:text-properties fo:font-variant="normal" fo:text-transform="none" fo:color="#000000" style:font-name="FreeSans" fo:font-size="12pt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000000" style:font-name="FreeSans" fo:font-size="12pt" fo:letter-spacing="normal" fo:font-style="normal" fo:font-weight="normal" officeooo:rsid="000bc735" style:font-style-asian="normal" style:font-style-complex="normal"/>
    </style:style>
    <style:style style:name="T5" style:family="text">
      <style:text-properties fo:font-variant="normal" fo:text-transform="none" fo:color="#000000" style:font-name="FreeSans" fo:font-size="12pt" fo:letter-spacing="normal" fo:font-style="normal" fo:font-weight="normal" officeooo:rsid="000d8f7d" style:font-style-asian="normal" style:font-style-complex="normal"/>
    </style:style>
    <style:style style:name="T6" style:family="text">
      <style:text-properties fo:font-variant="normal" fo:text-transform="none" fo:color="#000000" style:font-name="FreeSans" fo:font-size="12pt" fo:letter-spacing="normal" fo:font-style="normal" fo:font-weight="normal" officeooo:rsid="000f5e6b" style:font-style-asian="normal" style:font-style-complex="normal"/>
    </style:style>
    <style:style style:name="T7" style:family="text">
      <style:text-properties fo:font-variant="normal" fo:text-transform="none" fo:color="#000000" style:font-name="FreeSans" fo:font-size="12pt" fo:letter-spacing="normal" fo:font-style="normal" fo:font-weight="normal" officeooo:rsid="0012f967" style:font-style-asian="normal" style:font-style-complex="normal"/>
    </style:style>
    <style:style style:name="T8" style:family="text">
      <style:text-properties fo:font-variant="normal" fo:text-transform="none" fo:color="#000000" style:font-name="FreeSans" fo:font-size="12pt" fo:letter-spacing="normal" fo:font-style="normal" fo:font-weight="normal" officeooo:rsid="00146019" style:font-style-asian="normal" style:font-style-complex="normal"/>
    </style:style>
    <style:style style:name="T9" style:family="text">
      <style:text-properties fo:font-variant="normal" fo:text-transform="none" fo:color="#000000" style:font-name="FreeSans" fo:font-size="12pt" fo:letter-spacing="normal" fo:font-style="normal" fo:font-weight="normal" officeooo:rsid="00101ebc" style:font-style-asian="normal" style:font-style-complex="normal"/>
    </style:style>
    <style:style style:name="T10" style:family="text">
      <style:text-properties fo:font-variant="normal" fo:text-transform="none" fo:color="#000000" style:font-name="FreeSans" fo:font-size="12pt" fo:letter-spacing="normal" fo:font-style="normal" fo:font-weight="normal" officeooo:rsid="00150faa" style:font-style-asian="normal" style:font-style-complex="normal"/>
    </style:style>
    <style:style style:name="T11" style:family="text">
      <style:text-properties fo:font-variant="normal" fo:text-transform="none" fo:color="#000000" style:font-name="FreeSans" fo:font-size="12pt" fo:letter-spacing="normal" fo:font-style="normal" fo:font-weight="normal" officeooo:rsid="0010a970" style:font-style-asian="normal" style:font-style-complex="normal"/>
    </style:style>
    <style:style style:name="T12" style:family="text">
      <style:text-properties fo:font-variant="normal" fo:text-transform="none" fo:color="#000000" style:font-name="FreeSans" fo:font-size="12pt" fo:letter-spacing="normal" fo:font-style="normal" fo:font-weight="normal" officeooo:rsid="000d8f7d"/>
    </style:style>
    <style:style style:name="T13" style:family="text">
      <style:text-properties fo:font-variant="normal" fo:text-transform="none" fo:color="#000000" style:font-name="FreeSans" fo:font-size="12pt" fo:letter-spacing="normal" fo:font-style="normal" fo:font-weight="normal" officeooo:rsid="000e6497"/>
    </style:style>
    <style:style style:name="T14" style:family="text">
      <style:text-properties fo:font-variant="normal" fo:text-transform="none" fo:color="#000000" style:font-name="FreeSans" fo:font-size="12pt" fo:letter-spacing="normal" fo:font-style="normal" fo:font-weight="normal" officeooo:rsid="0012f967"/>
    </style:style>
    <style:style style:name="T15" style:family="text">
      <style:text-properties fo:font-variant="normal" fo:text-transform="none" fo:color="#000000" style:font-name="FreeSans" fo:font-size="12pt" fo:letter-spacing="normal" fo:font-style="normal" fo:font-weight="normal" officeooo:rsid="000f5e6b"/>
    </style:style>
    <style:style style:name="T16" style:family="text">
      <style:text-properties fo:font-variant="normal" fo:text-transform="none" fo:color="#000000" style:font-name="FreeSans" fo:font-size="12pt" fo:letter-spacing="normal" fo:font-style="italic" fo:font-weight="normal" style:font-style-asian="italic" style:font-style-complex="italic"/>
    </style:style>
    <style:style style:name="T17" style:family="text">
      <style:text-properties fo:font-variant="normal" fo:text-transform="none" fo:color="#000000" style:font-name="FreeSans" fo:font-size="12pt" fo:letter-spacing="normal" fo:font-style="italic" fo:font-weight="normal" officeooo:rsid="000bc735" style:font-style-asian="italic" style:font-style-complex="italic"/>
    </style:style>
    <style:style style:name="T18" style:family="text">
      <style:text-properties fo:font-variant="normal" fo:text-transform="none" fo:color="#000000" style:font-name="FreeSans" fo:font-size="12pt" fo:letter-spacing="normal" fo:font-style="italic" fo:font-weight="normal" officeooo:rsid="000d8f7d" style:font-style-asian="italic" style:font-style-complex="italic"/>
    </style:style>
    <style:style style:name="T19" style:family="text">
      <style:text-properties fo:font-variant="normal" fo:text-transform="none" fo:color="#000000" style:font-name="FreeSans" fo:font-size="12pt" fo:letter-spacing="normal" fo:font-style="italic" fo:font-weight="normal" officeooo:rsid="000e6497" style:font-style-asian="italic" style:font-style-complex="italic"/>
    </style:style>
    <style:style style:name="T20" style:family="text">
      <style:text-properties fo:font-variant="normal" fo:text-transform="none" fo:color="#000000" style:font-name="FreeSans" fo:font-size="12pt" fo:letter-spacing="normal" fo:font-style="italic" fo:font-weight="normal" officeooo:rsid="0012f967" style:font-style-asian="italic" style:font-style-complex="italic"/>
    </style:style>
    <style:style style:name="T21" style:family="text">
      <style:text-properties fo:font-variant="normal" fo:text-transform="none" fo:color="#000000" style:font-name="FreeSans" fo:font-size="12pt" fo:letter-spacing="normal" fo:font-style="italic" fo:font-weight="normal" officeooo:rsid="00146019" style:font-style-asian="italic" style:font-style-complex="italic"/>
    </style:style>
    <style:style style:name="T22" style:family="text">
      <style:text-properties fo:font-variant="normal" fo:text-transform="none" fo:color="#000000" style:font-name="FreeSans" fo:font-size="12pt" fo:letter-spacing="normal" fo:font-style="italic" fo:font-weight="normal" officeooo:rsid="000f5e6b" style:font-style-asian="italic" style:font-style-complex="italic"/>
    </style:style>
    <style:style style:name="T23" style:family="text">
      <style:text-properties fo:font-variant="normal" fo:text-transform="none" fo:color="#000000" style:font-name="FreeSans" fo:font-size="12pt" fo:letter-spacing="normal" fo:font-style="italic" fo:font-weight="normal" officeooo:rsid="00101ebc" style:font-style-asian="italic" style:font-style-complex="italic"/>
    </style:style>
    <style:style style:name="T24" style:family="text">
      <style:text-properties fo:font-variant="normal" fo:text-transform="none" fo:color="#000000" style:font-name="FreeSans" fo:font-size="12pt" fo:letter-spacing="normal" fo:font-style="italic" fo:font-weight="normal" officeooo:rsid="0010a970" style:font-style-asian="italic" style:font-style-complex="italic"/>
    </style:style>
    <style:style style:name="T25" style:family="text">
      <style:text-properties fo:font-variant="normal" fo:text-transform="none" fo:color="#000000" style:font-name="FreeSans" fo:font-size="12pt" fo:letter-spacing="normal" fo:font-weight="normal"/>
    </style:style>
    <style:style style:name="T26" style:family="text">
      <style:text-properties fo:font-variant="normal" fo:text-transform="none" fo:color="#000000" style:font-name="FreeSans" fo:font-size="12pt" fo:letter-spacing="normal" fo:font-weight="normal" officeooo:rsid="00146019"/>
    </style:style>
    <style:style style:name="T27" style:family="text">
      <style:text-properties fo:font-variant="normal" fo:text-transform="none" fo:color="#000000" fo:font-size="12pt" fo:letter-spacing="normal" fo:font-style="normal" fo:font-weight="normal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0d8f7d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0bc735"/>
    </style:style>
    <style:style style:name="T30" style:family="text">
      <style:text-properties fo:font-variant="normal" fo:text-transform="none" fo:color="#000000" fo:font-size="12pt" fo:letter-spacing="normal" fo:font-style="normal" fo:font-weight="normal" style:font-style-asian="normal" style:font-style-complex="normal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101ebc" style:font-style-asian="normal" style:font-style-complex="normal"/>
    </style:style>
    <style:style style:name="T32" style:family="text">
      <style:text-properties fo:font-variant="normal" fo:text-transform="none" fo:color="#000000" fo:font-size="12pt" fo:letter-spacing="normal" fo:font-style="normal" fo:font-weight="normal" officeooo:rsid="0010a970" style:font-style-asian="normal" style:font-style-complex="normal"/>
    </style:style>
    <style:style style:name="T33" style:family="text">
      <style:text-properties fo:font-variant="normal" fo:text-transform="none" fo:color="#000000" fo:font-size="12pt" fo:letter-spacing="normal" fo:font-style="normal" fo:font-weight="normal" officeooo:rsid="00146019" style:font-style-asian="normal" style:font-style-complex="normal"/>
    </style:style>
    <style:style style:name="T34" style:family="text">
      <style:text-properties fo:font-variant="normal" fo:text-transform="none" fo:color="#000000" fo:font-size="12pt" fo:letter-spacing="normal" fo:font-style="italic" fo:font-weight="normal" style:font-style-asian="italic" style:font-style-complex="italic"/>
    </style:style>
    <style:style style:name="T35" style:family="text">
      <style:text-properties fo:font-variant="normal" fo:text-transform="none" fo:color="#000000" fo:font-size="12pt" fo:letter-spacing="normal" fo:font-style="italic" fo:font-weight="normal" officeooo:rsid="00101ebc" style:font-style-asian="italic" style:font-style-complex="italic"/>
    </style:style>
    <style:style style:name="T36" style:family="text">
      <style:text-properties fo:font-variant="normal" fo:text-transform="none" fo:color="#000000" fo:font-size="12pt" fo:letter-spacing="normal" fo:font-style="italic" fo:font-weight="normal" officeooo:rsid="0010a970" style:font-style-asian="italic" style:font-style-complex="italic"/>
    </style:style>
    <style:style style:name="T37" style:family="text">
      <style:text-properties fo:font-variant="normal" fo:text-transform="none" fo:color="#000000" fo:font-size="12pt" fo:letter-spacing="normal" fo:font-style="italic" fo:font-weight="normal" officeooo:rsid="00146019" style:font-style-asian="italic" style:font-style-complex="italic"/>
    </style:style>
    <style:style style:name="T38" style:family="text">
      <style:text-properties fo:font-variant="normal" fo:text-transform="none" fo:color="#000000" style:font-name="Code" fo:font-size="12pt" fo:letter-spacing="normal" fo:font-style="normal" fo:font-weight="normal" officeooo:rsid="000bc735"/>
    </style:style>
    <style:style style:name="T39" style:family="text">
      <style:text-properties fo:font-variant="normal" fo:text-transform="none" fo:color="#000000" style:font-name="Code" fo:font-size="12pt" fo:letter-spacing="normal" fo:font-style="normal" fo:font-weight="normal" officeooo:rsid="000d6cfc"/>
    </style:style>
    <style:style style:name="T40" style:family="text">
      <style:text-properties fo:font-variant="normal" fo:text-transform="none" fo:color="#000000" style:font-name="Code" fo:font-size="12pt" fo:letter-spacing="normal" fo:font-style="normal" fo:font-weight="normal" officeooo:rsid="000e6497"/>
    </style:style>
    <style:style style:name="T41" style:family="text">
      <style:text-properties fo:font-variant="normal" fo:text-transform="none" fo:color="#000000" style:font-name="Code" fo:font-size="12pt" fo:letter-spacing="normal" fo:font-style="normal" fo:font-weight="normal" style:font-style-asian="normal" style:font-style-complex="normal"/>
    </style:style>
    <style:style style:name="T42" style:family="text">
      <style:text-properties fo:font-variant="normal" fo:text-transform="none" fo:color="#000000" style:font-name="Code" fo:font-size="12pt" fo:letter-spacing="normal" fo:font-style="normal" fo:font-weight="normal" officeooo:rsid="000bc735" style:font-style-asian="normal" style:font-style-complex="normal"/>
    </style:style>
    <style:style style:name="T43" style:family="text">
      <style:text-properties fo:font-variant="normal" fo:text-transform="none" fo:color="#000000" style:font-name="Code" fo:font-size="12pt" fo:letter-spacing="normal" fo:font-style="normal" fo:font-weight="normal" officeooo:rsid="00101ebc" style:font-style-asian="normal" style:font-style-complex="normal"/>
    </style:style>
    <style:style style:name="T44" style:family="text">
      <style:text-properties fo:font-variant="normal" fo:text-transform="none" fo:color="#000000" style:font-name="Code" fo:font-size="12pt" fo:letter-spacing="normal" fo:font-style="normal" fo:font-weight="normal" officeooo:rsid="0012f967" style:font-style-asian="normal" style:font-style-complex="normal"/>
    </style:style>
    <style:style style:name="T45" style:family="text">
      <style:text-properties fo:font-variant="normal" fo:text-transform="none" fo:color="#000000" style:font-name="Code" fo:font-size="12pt" fo:letter-spacing="normal" fo:font-style="normal" fo:font-weight="normal" officeooo:rsid="00146019" style:font-style-asian="normal" style:font-style-complex="normal"/>
    </style:style>
    <style:style style:name="T46" style:family="text">
      <style:text-properties fo:font-variant="normal" fo:text-transform="none" fo:color="#000000" style:font-name="Code" fo:font-size="12pt" fo:letter-spacing="normal" fo:font-style="normal" fo:font-weight="normal" officeooo:rsid="00150faa" style:font-style-asian="normal" style:font-style-complex="normal"/>
    </style:style>
    <style:style style:name="T47" style:family="text">
      <style:text-properties fo:font-variant="normal" fo:text-transform="none" fo:color="#000000" style:font-name="Code" fo:font-size="12pt" fo:letter-spacing="normal" fo:font-style="normal" fo:font-weight="normal" officeooo:rsid="00101ebc"/>
    </style:style>
    <style:style style:name="T48" style:family="text">
      <style:text-properties fo:font-variant="normal" fo:text-transform="none" fo:color="#000000" style:font-name="Code" fo:font-size="12pt" fo:letter-spacing="normal" fo:font-style="normal" fo:font-weight="normal" officeooo:rsid="0012f967"/>
    </style:style>
    <style:style style:name="T49" style:family="text">
      <style:text-properties fo:font-variant="normal" fo:text-transform="none" fo:color="#000000" style:font-name="Code" fo:font-size="12pt" fo:letter-spacing="normal" fo:font-style="normal" fo:font-weight="normal" officeooo:rsid="00146019"/>
    </style:style>
    <style:style style:name="T50" style:family="text">
      <style:text-properties fo:font-variant="normal" fo:text-transform="none" fo:color="#000000" style:font-name="Code" fo:font-size="12pt" fo:letter-spacing="normal" fo:font-style="normal" fo:font-weight="normal" officeooo:rsid="00150faa"/>
    </style:style>
    <style:style style:name="T51" style:family="text">
      <style:text-properties fo:font-variant="normal" fo:text-transform="none" fo:color="#000000" style:font-name="Code" fo:font-size="12pt" fo:letter-spacing="normal" fo:font-style="normal" fo:font-weight="normal" officeooo:rsid="000bc735" style:font-size-asian="10.5pt" style:font-weight-asian="normal" style:font-size-complex="12pt" style:font-weight-complex="normal"/>
    </style:style>
    <style:style style:name="T52" style:family="text">
      <style:text-properties fo:color="#000000" style:font-name="FreeSans" fo:font-size="12pt" fo:font-weight="normal" officeooo:rsid="000bc735" style:font-size-asian="10.5pt" style:font-weight-asian="normal" style:font-size-complex="12pt" style:font-weight-complex="normal"/>
    </style:style>
    <style:style style:name="T53" style:family="text">
      <style:text-properties fo:color="#000000" style:font-name="FreeSans" fo:font-size="12pt" fo:font-weight="normal" officeooo:rsid="000e6497" style:font-size-asian="10.5pt" style:font-weight-asian="normal" style:font-size-complex="12pt" style:font-weight-complex="normal"/>
    </style:style>
    <style:style style:name="T54" style:family="text">
      <style:text-properties officeooo:rsid="00150f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/>
      <text:p text:style-name="P6">Ejercicios de clase de Scala programación funcional</text:p>
      <text:p text:style-name="P2"/>
      <text:p text:style-name="P2"/>
      <text:p text:style-name="P19">Utilizando el lenguaje de programación scala, resuelva los siguientes apartados:</text:p>
      <text:p text:style-name="P24"/>
      <text:p text:style-name="P24"/>
      <text:p text:style-name="P10"><text:span text:style-name="T52">1. </text:span><text:span text:style-name="T1">Escrib</text:span><text:span text:style-name="T2">ir</text:span><text:span text:style-name="T1"> una función llamada </text:span><text:span text:style-name="T17">nElement</text:span><text:span text:style-name="T18">o</text:span><text:span text:style-name="T1"> que </text:span><text:span text:style-name="T2">devuelva el elemento </text:span><text:span text:style-name="T17">n</text:span><text:span text:style-name="T4"> de una lista</text:span><text:span text:style-name="T1">. </text:span><text:span text:style-name="T12">El primer elemento de la lista se corresponde con </text:span><text:span text:style-name="T18">n</text:span><text:span text:style-name="T5"> = 1</text:span></text:p>
      <text:p text:style-name="P25"><text:span text:style-name="T1">Como ejemplo:</text:span></text:p>
      <text:p text:style-name="P25"><text:span text:style-name="T1"/></text:p>
      <text:p text:style-name="P27"><text:span text:style-name="T27">scala &gt; nElement</text:span><text:span text:style-name="T28">o(</text:span><text:span text:style-name="T27">3, List ("enero", "febrero", "marzo", "abril")</text:span><text:span text:style-name="T28">)</text:span></text:p>
      <text:p text:style-name="P11"><text:span text:style-name="T38">res: String = "</text:span><text:span text:style-name="T39">marzo</text:span><text:span text:style-name="T38">"</text:span></text:p>
      <text:p text:style-name="P12"><text:span text:style-name="T51"/></text:p>
      <text:p text:style-name="P12"><text:span text:style-name="T51"/></text:p>
      <text:p text:style-name="P12"><text:span text:style-name="T51"/></text:p>
      <text:p text:style-name="P12"><text:span text:style-name="T53">2</text:span><text:span text:style-name="T52">. </text:span><text:span text:style-name="T1">Escrib</text:span><text:span text:style-name="T2">ir</text:span><text:span text:style-name="T1"> una función llamada </text:span><text:span text:style-name="T19">penultimo</text:span><text:span text:style-name="T1"> que </text:span><text:span text:style-name="T2">devuelva el </text:span><text:span text:style-name="T13">penúltimo elemento</text:span><text:span text:style-name="T4"> de una lista</text:span><text:span text:style-name="T1">.</text:span></text:p>
      <text:p text:style-name="P26"><text:span text:style-name="T1">Como ejemplo:</text:span></text:p>
      <text:p text:style-name="P26"><text:span text:style-name="T1"/></text:p>
      <text:p text:style-name="P12"><text:span text:style-name="T38">scala &gt; </text:span><text:span text:style-name="T40">penultimo(</text:span><text:span text:style-name="T38">List ("enero", "febrero", "marzo", "abril")</text:span><text:span text:style-name="T40">)</text:span></text:p>
      <text:p text:style-name="P12"><text:span text:style-name="T38">res: String = "</text:span><text:span text:style-name="T39">marzo</text:span><text:span text:style-name="T38">"</text:span></text:p>
      <text:p text:style-name="P15"><text:span text:style-name="T38"/></text:p>
      <text:p text:style-name="P15"><text:span text:style-name="T38"/></text:p>
      <text:p text:style-name="P15"><text:span text:style-name="T38"/></text:p>
      <text:p text:style-name="P15"><text:span text:style-name="T2">3. </text:span><text:span text:style-name="T15">Escribir una función </text:span><text:span text:style-name="T22">eliminaElemento</text:span><text:span text:style-name="T6"> que elimine todos los elementos </text:span><text:span text:style-name="T23">e </text:span><text:span text:style-name="T9">que se le pase como argumento </text:span><text:span text:style-name="T11">a la lista de enteros </text:span><text:span text:style-name="T24">ls</text:span></text:p>
      <text:p text:style-name="P20"><text:span text:style-name="T31">C</text:span><text:span text:style-name="T30">omo ejemplo:</text:span></text:p>
      <text:p text:style-name="P28"><text:span text:style-name="T41"/></text:p>
      <text:p text:style-name="P13"><text:span text:style-name="T38">scala &gt; </text:span><text:span text:style-name="T47">eliminaElemento</text:span><text:span text:style-name="T40">(</text:span><text:span text:style-name="T47">2, </text:span><text:span text:style-name="T38">List (</text:span><text:span text:style-name="T47">1</text:span><text:span text:style-name="T38">, </text:span><text:span text:style-name="T47">1</text:span><text:span text:style-name="T38">, </text:span><text:span text:style-name="T47">2</text:span><text:span text:style-name="T38">, </text:span><text:span text:style-name="T47">3, 2</text:span><text:span text:style-name="T38">)</text:span><text:span text:style-name="T40">)</text:span></text:p>
      <text:p text:style-name="P29"><text:span text:style-name="T42">res: </text:span><text:span text:style-name="T43">List[Int]</text:span><text:span text:style-name="T42"> = </text:span><text:span text:style-name="T43">List(1,1,3)</text:span></text:p>
      <text:p text:style-name="P14"><text:span text:style-name="T43"/></text:p>
      <text:p text:style-name="P14"><text:span text:style-name="T43"/></text:p>
      <text:p text:style-name="P14"><text:span text:style-name="T43"/></text:p>
      <text:p text:style-name="P14"><text:span text:style-name="T43"/></text:p>
      <text:p text:style-name="P14"><text:span text:style-name="T43"/></text:p>
      <text:p text:style-name="P14"><text:span text:style-name="T43"/></text:p>
      <text:p text:style-name="P14"><text:span text:style-name="T43"/></text:p>
      <text:p text:style-name="P14"><text:span text:style-name="T43"/></text:p>
      <text:p text:style-name="P14"><text:soft-page-break/><text:span text:style-name="T43"/></text:p>
      <text:p text:style-name="P14"><text:span text:style-name="T43"/></text:p>
      <text:p text:style-name="P14"><text:span text:style-name="T14">4</text:span><text:span text:style-name="T2">. </text:span><text:span text:style-name="T15">Escribir una función </text:span><text:span text:style-name="T20">cuadrado </text:span><text:span text:style-name="T6">que </text:span><text:span text:style-name="T7">devuelva la lista de enteros pasados como argumento elevados al cuadrado</text:span></text:p>
      <text:p text:style-name="P21"><text:span text:style-name="T30">Como ejemplo:</text:span></text:p>
      <text:p text:style-name="P30"><text:span text:style-name="T41"/></text:p>
      <text:p text:style-name="P14"><text:span text:style-name="T38">scala &gt; </text:span><text:span text:style-name="T48">cuadrado</text:span><text:span text:style-name="T38">(</text:span><text:span text:style-name="T50">List(</text:span><text:span text:style-name="T47">1</text:span><text:span text:style-name="T38">, </text:span><text:span text:style-name="T47">1</text:span><text:span text:style-name="T38">, </text:span><text:span text:style-name="T47">2</text:span><text:span text:style-name="T38">, </text:span><text:span text:style-name="T47">3, 2</text:span><text:span text:style-name="T38">)</text:span><text:span text:style-name="T40">)</text:span></text:p>
      <text:p text:style-name="P30"><text:span text:style-name="T42">res: </text:span><text:span text:style-name="T43">List[Int]</text:span><text:span text:style-name="T42"> = </text:span><text:span text:style-name="T43">List(1, 1, </text:span><text:span text:style-name="T44">4, 9, 4</text:span><text:span text:style-name="T43">)</text:span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8">5</text:span><text:span text:style-name="T4">. </text:span><text:span text:style-name="T8">Escribir una función </text:span><text:span text:style-name="T21">esPalindromo </text:span><text:span text:style-name="T8">que devuelva si una secuencia de caracteres es un palíndromo.</text:span></text:p>
      <text:p text:style-name="P9"><text:span text:style-name="T8">Se considera palíndromo sí:</text:span></text:p>
      <text:p text:style-name="P9"><text:span text:style-name="T8">- Cadena de caracteres vacía (“”)</text:span></text:p>
      <text:p text:style-name="P9"><text:span text:style-name="T8">- Cadena con un caracter (“a”)</text:span></text:p>
      <text:p text:style-name="P9"><text:span text:style-name="T8">-</text:span><text:span text:style-name="T21">awa</text:span><text:span text:style-name="T8"> es palíndromo si</text:span><text:span text:style-name="T21"> w</text:span><text:span text:style-name="T8"> es palíndromo (“ala”)</text:span></text:p>
      <text:p text:style-name="P9"><text:span text:style-name="T8">-</text:span><text:span text:style-name="T21">aw</text:span><text:span text:style-name="T8"> y</text:span><text:span text:style-name="T21"> wa</text:span><text:span text:style-name="T8"> es palíndromo si</text:span><text:span text:style-name="T21"> w</text:span><text:span text:style-name="T8"> es palíndromo y</text:span><text:span text:style-name="T21"> a</text:span><text:span text:style-name="T8"> es un símbolo especial </text:span><text:span text:style-name="T21"><text:s text:c="2"/>(“!ojo”)</text:span></text:p>
      <text:p text:style-name="P17"><text:span text:style-name="T26">- Nada más es un palíndromo</text:span></text:p>
      <text:p text:style-name="P17"><text:span text:style-name="T26"/></text:p>
      <text:p text:style-name="P18"><text:span text:style-name="T26">C</text:span><text:span text:style-name="T25">omo ejemplo:</text:span></text:p>
      <text:p text:style-name="P3"><text:span text:style-name="T21"/></text:p>
      <text:p text:style-name="P3"><text:span text:style-name="T38">scala &gt; </text:span><text:span text:style-name="T49">esPalindromo</text:span><text:span text:style-name="T40">(</text:span><text:span text:style-name="T38">“</text:span><text:span text:style-name="T49">ala”</text:span><text:span text:style-name="T40">)</text:span></text:p>
      <text:p text:style-name="P7"><text:span text:style-name="T42">res: </text:span><text:span text:style-name="T45">Boolean</text:span><text:span text:style-name="T42"> = </text:span><text:span text:style-name="T45">true</text:span></text:p>
      <text:p text:style-name="P31"><text:span text:style-name="T45"/></text:p>
      <text:p text:style-name="P31"><text:span text:style-name="T45"/></text:p>
      <text:p text:style-name="P31"><text:span text:style-name="T45"/></text:p>
      <text:p text:style-name="P31"><text:span text:style-name="T3">6. Escribir una función </text:span><text:span text:style-name="T16">trim</text:span><text:span text:style-name="T3">, que acepta una cadena de caracteres y elimina los caracteres que no sean letras en los extremos</text:span></text:p>
      <text:p text:style-name="P23"><text:span text:style-name="T30">Como ejemplo:</text:span></text:p>
      <text:p text:style-name="P8"><text:span text:style-name="T41"/></text:p>
      <text:p text:style-name="P3"><text:span text:style-name="T38">scala &gt; </text:span><text:span text:style-name="T49">trim</text:span><text:span text:style-name="T40">(</text:span><text:span text:style-name="T38">“</text:span><text:span text:style-name="T49">ala!”</text:span><text:span text:style-name="T40">)</text:span></text:p>
      <text:p text:style-name="P3"><text:span text:style-name="T42">res: </text:span><text:span text:style-name="T45">String</text:span><text:span text:style-name="T42"> = “</text:span><text:span text:style-name="T45">ala”</text:span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oft-page-break/><text:span text:style-name="T45"/></text:p>
      <text:p text:style-name="P3"><text:span text:style-name="T45"/></text:p>
      <text:p text:style-name="P9"><text:span text:style-name="T45"/></text:p>
      <text:p text:style-name="P16"><text:span text:style-name="T8">7. Escri</text:span><text:span text:style-name="T10">bir</text:span><text:span text:style-name="T8"> </text:span><text:span text:style-name="T10">la función</text:span><text:span text:style-name="T8"> </text:span><text:span text:style-name="T21">simplifica </text:span><text:span text:style-name="T8">que acepta una lista de números enteros, posiblemente repetidos y devuelve una lista en la que se han eliminado los elementos repetidos </text:span><text:span text:style-name="T10">consecutivos</text:span><text:span text:style-name="T8"> y se han sustituido por unos sólo.</text:span></text:p>
      <text:p text:style-name="P22"><text:span text:style-name="T30">Como</text:span><text:span text:style-name="T33"> ejemplo:</text:span></text:p>
      <text:p text:style-name="P22"><text:span text:style-name="T33"/></text:p>
      <text:p text:style-name="P4"><text:span text:style-name="T38">scala &gt; </text:span><text:span text:style-name="T8">simplifica(</text:span><text:span text:style-name="T10">List(</text:span><text:span text:style-name="T8">2 2 2 3 3 2 2 4 5 5)) </text:span></text:p>
      <text:p text:style-name="P16"><text:span text:style-name="T42">res: </text:span><text:span text:style-name="T46">List[Int]</text:span><text:span text:style-name="T42"> = </text:span><text:span text:style-name="T46">List</text:span><text:span text:style-name="T8">(2 3 2 4 5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22:25:15.011063069</meta:creation-date>
    <dc:date>2023-02-24T01:18:57.430844472</dc:date>
    <meta:editing-duration>PT58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314" meta:character-count="1849" meta:non-whitespace-character-count="1568"/>
  </office:meta>
</office:document-meta>
</file>